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337" calcext:value-type="float">
            <text:p>1337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260" calcext:value-type="float">
            <text:p>726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91" calcext:value-type="float">
            <text:p>2519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745" calcext:value-type="float">
            <text:p>6874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715" calcext:value-type="float">
            <text:p>10471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3487" calcext:value-type="float">
            <text:p>17348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5837" calcext:value-type="float">
            <text:p>2558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1518" calcext:value-type="float">
            <text:p>33151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6283" calcext:value-type="float">
            <text:p>386283</text:p>
          </table:table-cell>
          <table:table-cell/>
          <table:table-cell table:formula="of:=SUM([.B1:.B31])" office:value-type="float" office:value="18465229" calcext:value-type="float">
            <text:p>184652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2967" calcext:value-type="float">
            <text:p>45296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5028" calcext:value-type="float">
            <text:p>55502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5617" calcext:value-type="float">
            <text:p>58561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0127" calcext:value-type="float">
            <text:p>63012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0027" calcext:value-type="float">
            <text:p>68002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6536" calcext:value-type="float">
            <text:p>70653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6109" calcext:value-type="float">
            <text:p>77610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2820" calcext:value-type="float">
            <text:p>74282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2654" calcext:value-type="float">
            <text:p>72265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0941" calcext:value-type="float">
            <text:p>73094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7301" calcext:value-type="float">
            <text:p>7973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68924" calcext:value-type="float">
            <text:p>76892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4399" calcext:value-type="float">
            <text:p>70439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4603" calcext:value-type="float">
            <text:p>72460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93565" calcext:value-type="float">
            <text:p>69356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24929" calcext:value-type="float">
            <text:p>72492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68027" calcext:value-type="float">
            <text:p>76802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76937" calcext:value-type="float">
            <text:p>97693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386270" calcext:value-type="float">
            <text:p>338627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81770" calcext:value-type="float">
            <text:p>98177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32" calcext:value-type="float">
            <text:p>123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sford Hazel</meta:initial-creator>
    <meta:creation-date>2015-11-10T16:16:07.235218408</meta:creation-date>
    <dc:date>2015-11-10T17:18:52.983899278</dc:date>
    <dc:creator>Lansford Hazel</dc:creator>
    <meta:editing-duration>PT2M35S</meta:editing-duration>
    <meta:editing-cycles>1</meta:editing-cycles>
    <meta:document-statistic meta:table-count="1" meta:cell-count="147" meta:object-count="0"/>
    <meta:generator>LibreOffice/4.2.6.3$Linux_X86_64 LibreOffice_project/420$Build-3</meta:generator>
  </office:meta>
</office:document-meta>
</file>